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3mm"/>
    </style:style>
    <style:style style:name="co2" style:family="table-column">
      <style:table-column-properties fo:break-before="auto" style:column-width="63.54mm"/>
    </style:style>
    <style:style style:name="co3" style:family="table-column">
      <style:table-column-properties fo:break-before="auto" style:column-width="72.51mm"/>
    </style:style>
    <style:style style:name="co4" style:family="table-column">
      <style:table-column-properties fo:break-before="auto" style:column-width="19.97mm"/>
    </style:style>
    <style:style style:name="co5" style:family="table-column">
      <style:table-column-properties fo:break-before="auto" style:column-width="131.89mm"/>
    </style:style>
    <style:style style:name="co6" style:family="table-column">
      <style:table-column-properties fo:break-before="auto" style:column-width="71.16mm"/>
    </style:style>
    <style:style style:name="co7" style:family="table-column">
      <style:table-column-properties fo:break-before="auto" style:column-width="241.09mm"/>
    </style:style>
    <style:style style:name="co8" style:family="table-column">
      <style:table-column-properties fo:break-before="auto" style:column-width="155.8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134.78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47.91mm" fo:break-before="auto" style:use-optimal-row-height="true"/>
    </style:style>
    <style:style style:name="ro7" style:family="table-row">
      <style:table-row-properties style:row-height="43.96mm" fo:break-before="auto" style:use-optimal-row-height="true"/>
    </style:style>
    <style:style style:name="ro8" style:family="table-row">
      <style:table-row-properties style:row-height="12.36mm" fo:break-before="auto" style:use-optimal-row-height="true"/>
    </style:style>
    <style:style style:name="ro9" style:family="table-row">
      <style:table-row-properties style:row-height="51.86mm" fo:break-before="auto" style:use-optimal-row-height="true"/>
    </style:style>
    <style:style style:name="ro10" style:family="table-row">
      <style:table-row-properties style:row-height="36.05mm" fo:break-before="auto" style:use-optimal-row-height="true"/>
    </style:style>
    <style:style style:name="ro11" style:family="table-row">
      <style:table-row-properties style:row-height="99.2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Mashup</text:p>
          </table:table-cell>
          <table:table-cell office:value-type="string" calcext:value-type="string">
            <text:p>Nom de l’API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equired ?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iens</text:p>
          </table:table-cell>
        </table:table-row>
        <table:table-row table:style-name="ro1">
          <table:table-cell/>
          <table:table-cell office:value-type="string" calcext:value-type="string">
            <text:p>Twitter Search twee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-Standard</text:p>
          </table:table-cell>
          <table:table-cell table:number-columns-repeated="3"/>
          <table:table-cell office:value-type="string" calcext:value-type="string">
            <text:p>JSON</text:p>
          </table:table-cell>
          <table:table-cell/>
          <table:table-cell office:value-type="string" calcext:value-type="string">
            <text:p><text:a xlink:href="https://developer.twitter.com/en/docs/tweets/search/api-reference/get-search-tweets.html" xlink:type="simple">https://developer.twitter.com/en/docs/tweets/search/api-reference/get-search-tweets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UTF-8</text:p>
          </table:table-cell>
          <table:table-cell office:value-type="string" calcext:value-type="string">
            <text:p>statuses</text:p>
          </table:table-cell>
          <table:table-cell office:value-type="string" calcext:value-type="string">
            <text:p>li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ocode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String(latitude,longitude,radius,unit)</text:p>
          </table:table-cell>
          <table:table-cell office:value-type="string" calcext:value-type="string">
            <text:p>search_metadata</text:p>
          </table:table-cell>
          <table:table-cell office:value-type="string" calcext:value-type="string">
            <text:p>li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ng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cale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sult_type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xed/recent/popula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ntil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ince_i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x_i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clude_entities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-Premium/III-Entreprise</text:p>
          </table:table-cell>
          <table:table-cell table:number-columns-repeated="5"/>
          <table:table-cell office:value-type="string" calcext:value-type="string">
            <text:p><text:a xlink:href="https://developer.twitter.com/en/docs/tweets/search/api-reference/premium-search#DataEndpoint" xlink:type="simple">https://developer.twitter.com/en/docs/tweets/search/api-reference/premium-search#DataEndpoint</text:a></text:p>
          </table:table-cell>
        </table:table-row>
        <table:table-row table:style-name="ro1">
          <table:table-cell/>
          <table:table-cell office:value-type="string" calcext:value-type="string">
            <text:p>1-Data</text:p>
          </table:table-cell>
          <table:table-cell table:number-columns-repeated="3"/>
          <table:table-cell table:style-name="ce1" office:value-type="string" calcext:value-type="string">
            <text:p>JSON</text:p>
          </table:table-cell>
          <table:table-cell/>
          <table:table-cell office:value-type="string" calcext:value-type="string">
            <text:p><text:a xlink:href="https://developer.twitter.com/en/docs/tweets/search/api-reference/enterprise-search" xlink:type="simple">https://developer.twitter.com/en/docs/tweets/search/api-reference/enterprise-search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e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snom/cold/blizzard)weather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li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romD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requestParameters</text:p>
          </table:table-cell>
          <table:table-cell office:value-type="string" calcext:value-type="string">
            <text:p>li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D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maxResults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xResul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romDate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ex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odate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-Counts</text:p>
          </table:table-cell>
          <table:table-cell table:number-columns-repeated="3"/>
          <table:table-cell table:style-name="ce1" office:value-type="string" calcext:value-type="string">
            <text:p>J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que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snom/cold/blizzard)weather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li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romD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toD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requestParameters:(maxResults,fromDate,</text:p>
            <text:p>Toda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uck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(unit:day,jour,minute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ex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outube Search</text:p>
          </table:table-cell>
          <table:table-cell table:number-columns-repeated="3"/>
          <table:table-cell office:value-type="string" calcext:value-type="string">
            <text:p>JSON</text:p>
          </table:table-cell>
          <table:table-cell/>
          <table:table-cell table:style-name="ce2" office:value-type="string" calcext:value-type="string">
            <text:p><text:a xlink:href="https://developers.google.com/youtube/v3/docs/search/list" xlink:type="simple">https://developers.google.com/youtube/v3/docs/search/list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lter 0 or 1 of the following</text:p>
          </table:table-cell>
          <table:table-cell office:value-type="string" calcext:value-type="string">
            <text:p>forContentOwn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boolean</text:p>
          </table:table-cell>
          <table:table-cell table:style-name="ce1" office:value-type="string" calcext:value-type="string">
            <text:p>etag</text:p>
          </table:table-cell>
          <table:table-cell office:value-type="string" calcext:value-type="string">
            <text:p>eta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Develop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extPageToken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Min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prevPageToken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latedToVideoId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gionCod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annel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ageInfo</text:p>
          </table:table-cell>
          <table:table-cell office:value-type="string" calcext:value-type="string">
            <text:p>objec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annelTy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ageInfo.totalResults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ventTy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ageInfo.resultsPerPage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c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style-name="ce1" office:value-type="string" calcext:value-type="string">
            <text:p>items[]</text:p>
          </table:table-cell>
          <table:table-cell office:value-type="string" calcext:value-type="string">
            <text:p>li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cationRadiu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xResul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signed Integ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nBehalfOfContentOwn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rd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geTok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ublished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ublishedBefo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q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gionC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levanceLangu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afeSear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pic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ideoCap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ideoCategory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ideoDefini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ideoDimen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ideoDur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ideoEmbeddab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ideoLicen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ideoSyndic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ideoTy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fmodeller API</text:p>
          </table:table-cell>
          <table:table-cell table:number-columns-repeated="3"/>
          <table:table-cell office:value-type="string" calcext:value-type="string">
            <text:p>Email</text:p>
          </table:table-cell>
          <table:table-cell/>
          <table:table-cell table:style-name="ce2" office:value-type="string" calcext:value-type="string">
            <text:p><text:a xlink:href="http://maya.ccg.unam.mx/~tfmodell/tutorial.html" xlink:type="simple">http://maya.ccg.unam.mx/~tfmodell/tutorial.html</text:a> </text:p>
          </table:table-cell>
        </table:table-row>
        <table:table-row table:style-name="ro1">
          <table:table-cell/>
          <table:table-cell office:value-type="string" calcext:value-type="string">
            <text:p>I-Fully automatic</text:p>
          </table:table-cell>
          <table:table-cell office:value-type="string" calcext:value-type="string">
            <text:p>FASTA-formatted ami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atrix of homologous interface contac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-Template</text:p>
          </table:table-cell>
          <table:table-cell office:value-type="string" calcext:value-type="string">
            <text:p>FASTA-formatted ami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parative model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DB coordinat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DB Templa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I-Template+Alignement</text:p>
          </table:table-cell>
          <table:table-cell office:value-type="string" calcext:value-type="string">
            <text:p>FASTA-formatted ami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DB coordinat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DB Templa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lign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STA Forma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V-multimeric complex model</text:p>
          </table:table-cell>
          <table:table-cell office:value-type="string" calcext:value-type="string">
            <text:p>FASTA-formatted ami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DB coordinat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DB Templa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lign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STA Forma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pen Library RecentChanges API</text:p>
          </table:table-cell>
          <table:table-cell table:number-columns-repeated="3"/>
          <table:table-cell office:value-type="string" calcext:value-type="string">
            <text:p>JS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ecentchanges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n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-cover</text:p>
          </table:table-cell>
          <table:table-cell table:number-columns-repeated="2"/>
          <table:table-cell office:value-type="string" calcext:value-type="string">
            <text:p>ip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-book</text:p>
          </table:table-cell>
          <table:table-cell table:number-columns-repeated="2"/>
          <table:table-cell office:value-type="string" calcext:value-type="string">
            <text:p>timestamp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dit-book</text:p>
          </table:table-cell>
          <table:table-cell table:number-columns-repeated="2"/>
          <table:table-cell office:value-type="string" calcext:value-type="string">
            <text:p>comment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erge-authors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office:value-type="string" calcext:value-type="string">
            <text:p>li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pdate</text:p>
          </table:table-cell>
          <table:table-cell table:number-columns-repeated="2"/>
          <table:table-cell office:value-type="string" calcext:value-type="string">
            <text:p>maste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vert</text:p>
          </table:table-cell>
          <table:table-cell table:number-columns-repeated="2"/>
          <table:table-cell office:value-type="string" calcext:value-type="string">
            <text:p>duplicates</text:p>
          </table:table-cell>
          <table:table-cell office:value-type="string" calcext:value-type="string">
            <text:p>li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ew-account</text:p>
          </table:table-cell>
          <table:table-cell table:number-columns-repeated="2"/>
          <table:table-cell office:value-type="string" calcext:value-type="string">
            <text:p>changes</text:p>
          </table:table-cell>
          <table:table-cell office:value-type="string" calcext:value-type="string">
            <text:p>lisy of key and revis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gister</text:p>
          </table:table-cell>
          <table:table-cell table:number-columns-repeated="2"/>
          <table:table-cell office:value-type="string" calcext:value-type="string">
            <text:p>key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sts</text:p>
          </table:table-cell>
          <table:table-cell table:number-columns-repeated="2"/>
          <table:table-cell office:value-type="string" calcext:value-type="string">
            <text:p>revision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mi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o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PRESSO Search API</text:p>
          </table:table-cell>
          <table:table-cell office:value-type="string" calcext:value-type="string">
            <text:p>API ke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owResGifs</text:p>
          </table:table-cell>
          <table:table-cell office:value-type="string" calcext:value-type="string">
            <text:p>list of string</text:p>
          </table:table-cell>
          <table:table-cell table:style-name="ce2" office:value-type="string" calcext:value-type="string">
            <text:p><text:a xlink:href="http://xpresso.tech/api-doc.html" xlink:type="simple">http://xpresso.tech/api-doc.html</text:a>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e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ighResGifs</text:p>
          </table:table-cell>
          <table:table-cell office:value-type="string" calcext:value-type="string">
            <text:p>list of string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xnI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esultSize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Offset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ricted Party Screening API</text:p>
          </table:table-cell>
          <table:table-cell office:value-type="string" calcext:value-type="string">
            <text:p>get single search mode :</text:p>
          </table:table-cell>
          <table:table-cell table:number-columns-repeated="2"/>
          <table:table-cell office:value-type="string" calcext:value-type="string">
            <text:p>XML</text:p>
          </table:table-cell>
          <table:table-cell/>
          <table:table-cell office:value-type="string" calcext:value-type="string">
            <text:p><text:a xlink:href="http://www.restrictedpartyscreening.org/index.php/site/page?view=api_rest" xlink:type="simple">http://www.restrictedpartyscreening.org/index.php/site/page?view=api_rest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e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ue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int</text:p>
          </table:table-cell>
          <table:table-cell table:style-name="ce2"/>
        </table:table-row>
        <table:table-row table:style-name="ro1">
          <table:table-cell table:number-columns-repeated="2"/>
          <table:table-cell office:value-type="string" calcext:value-type="string">
            <text:p>in query :</text:p>
          </table:table-cell>
          <table:table-cell table:number-columns-repeated="2"/>
          <table:table-cell office:value-type="string" calcext:value-type="string">
            <text:p>score</text:p>
          </table:table-cell>
          <table:table-cell office:value-type="string" calcext:value-type="string">
            <text:p>doub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para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arch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t multi search mode</text:p>
          </table:table-cell>
          <table:table-cell table:number-columns-repeated="2"/>
          <table:table-cell office:value-type="string" calcext:value-type="string">
            <text:p>XM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e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que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 query 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eparatorId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earch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paratorSear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rpstat API</text:p>
          </table:table-cell>
          <table:table-cell office:value-type="string" calcext:value-type="string">
            <text:p>for a domain</text:p>
          </table:table-cell>
          <table:table-cell table:number-columns-repeated="2"/>
          <table:table-cell office:value-type="string" calcext:value-type="string">
            <text:p>JSON</text:p>
          </table:table-cell>
          <table:table-cell/>
          <table:table-cell office:value-type="string" calcext:value-type="string">
            <text:p><text:a xlink:href="https://serpstat.com/site/api/" xlink:type="simple">https://serpstat.com/site/api/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I_meth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osition_from/position_to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main,co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queries_from/queries_to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st_from/cost_to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ncurrency_from/concurrency_to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 a keyword</text:p>
          </table:table-cell>
          <table:table-cell table:number-columns-repeated="2"/>
          <table:table-cell office:value-type="string" calcext:value-type="string">
            <text:p>url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PI_meth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eywor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inus_keywords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m_url</text:p>
          </table:table-cell>
          <table:table-cell office:value-type="string" calcext:value-type="string">
            <text:p>1/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lack Conversations API</text:p>
          </table:table-cell>
          <table:table-cell office:value-type="string" calcext:value-type="string">
            <text:p>conversation.archive</text:p>
            <text:p>Conversation.join</text:p>
            <text:p>Conversation.close</text:p>
            <text:p>Conversation.leave</text:p>
            <text:p>Conversation.unarchive</text:p>
          </table:table-cell>
          <table:table-cell table:number-columns-repeated="2"/>
          <table:table-cell office:value-type="string" calcext:value-type="string">
            <text:p>JSON</text:p>
          </table:table-cell>
          <table:table-cell/>
          <table:table-cell office:value-type="string" calcext:value-type="string">
            <text:p><text:a xlink:href="https://api.slack.com/docs/conversations-api" xlink:type="simple">https://api.slack.com/docs/conversations-api</text:a>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_op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vesation.create</text:p>
          </table:table-cell>
          <table:table-cell table:number-columns-repeated="2"/>
          <table:table-cell office:value-type="string" calcext:value-type="string">
            <text:p>already_closed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hannel</text:p>
            <text:p>  Id</text:p>
            <text:p>  Name</text:p>
            <text:p>  is_channel</text:p>
            <text:p>  is_group</text:p>
            <text:p>  is_im</text:p>
            <text:p>  Created</text:p>
            <text:p>  Creator</text:p>
            <text:p>  is_archived</text:p>
            <text:p>  is_general</text:p>
            <text:p>  Unliked</text:p>
            <text:p>  name_normalized</text:p>
            <text:p>  is_shared</text:p>
            <text:p>  is_ext_shared</text:p>
            <text:p>  is_org_shared</text:p>
            <text:p>  pending_shared</text:p>
            <text:p>  is_pending_ext_shared</text:p>
            <text:p>  is_member</text:p>
            <text:p><text:span text:style-name="T1">  is_private</text:span></text:p>
            <text:p><text:span text:style-name="T1">  is_mpim</text:span></text:p>
            <text:p><text:span text:style-name="T1">  last_read</text:span></text:p>
            <text:p><text:span text:style-name="T1">  Latest</text:span></text:p>
            <text:p><text:span text:style-name="T1">  unread_count</text:span></text:p>
            <text:p><text:span text:style-name="T1">  unread_count_display</text:span></text:p>
            <text:p><text:span text:style-name="T1">  Topic</text:span></text:p>
            <text:p><text:span text:style-name="T1">    Value</text:span></text:p>
            <text:p><text:span text:style-name="T1">    Creator</text:span></text:p>
            <text:p><text:span text:style-name="T1">    last_set</text:span></text:p>
            <text:p><text:span text:style-name="T1">  Purpose</text:span></text:p>
            <text:p><text:span text:style-name="T1">    Value</text:span></text:p>
            <text:p><text:span text:style-name="T1">    Creator</text:span></text:p>
            <text:p><text:span text:style-name="T1">    last_set</text:span></text:p>
            <text:p><text:span text:style-name="T1">  previous_names</text:span></text:p>
            <text:p><text:span text:style-name="T1">  Prority</text:span></text:p>
          </table:table-cell>
          <table:table-cell office:value-type="string" calcext:value-type="string">
            <text:p>boolean</text:p>
            <text:p>String</text:p>
            <text:p>String</text:p>
            <text:p>Boolean</text:p>
            <text:p>Boolean</text:p>
            <text:p>Boolean</text:p>
            <text:p>String</text:p>
            <text:p>String</text:p>
            <text:p>Boolean</text:p>
            <text:p>Boolean</text:p>
            <text:p>Int</text:p>
            <text:p>String</text:p>
            <text:p>Boolean</text:p>
            <text:p>Boolean</text:p>
            <text:p>Boolean</text:p>
            <text:p>List</text:p>
            <text:p>Boolean</text:p>
            <text:p>Boolean</text:p>
            <text:p>Boolean</text:p>
            <text:p>Boolean</text:p>
            <text:p>TimeStamp</text:p>
            <text:p>String</text:p>
            <text:p>Int</text:p>
            <text:p>Int</text:p>
            <text:p>List</text:p>
            <text:p>String</text:p>
            <text:p>String</text:p>
            <text:p>Int</text:p>
            <text:p>List</text:p>
            <text:p>String</text:p>
            <text:p>String</text:p>
            <text:p>Int</text:p>
            <text:p>List</text:p>
            <text:p>Int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essage</text:p>
            <text:p>  Type</text:p>
            <text:p>  User</text:p>
            <text:p>  Text</text:p>
            <text:p>  Ts</text:p>
          </table:table-cell>
          <table:table-cell office:value-type="string" calcext:value-type="string">
            <text:p>list</text:p>
            <text:p>String</text:p>
            <text:p>String</text:p>
            <text:p>String</text:p>
            <text:p>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s_priv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has_more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ser_i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st of string</text:p>
          </table:table-cell>
          <table:table-cell office:value-type="string" calcext:value-type="string">
            <text:p>pin_count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onversation.history</text:p>
          </table:table-cell>
          <table:table-cell table:number-columns-repeated="2"/>
          <table:table-cell office:value-type="string" calcext:value-type="string">
            <text:p>response_metadata</text:p>
            <text:p>  next_cursor</text:p>
          </table:table-cell>
          <table:table-cell office:value-type="string" calcext:value-type="string">
            <text:p>list</text:p>
            <text:p>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vious_names</text:p>
          </table:table-cell>
          <table:table-cell office:value-type="string" calcext:value-type="string">
            <text:p>list of 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rs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clus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ate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imi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lde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nversation.inf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clude_loc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clude_num_membe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nversation.invi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s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st of 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nversation.kic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s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nversation.li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urs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xclude_archiv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imi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yp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st of 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nversation.member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urs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imi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nversation.op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turn_i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se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st of 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nversation.renam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nversation.repli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urs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clus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ate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imi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lde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nversation.setPurpos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urpo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nversation.setTopic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p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ser.conversatio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urs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xclude_archiv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imi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yp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st of 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s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lack Bot API</text:p>
          </table:table-cell>
          <table:table-cell office:value-type="string" calcext:value-type="string">
            <text:p>api.test</text:p>
          </table:table-cell>
          <table:table-cell table:number-columns-repeated="2"/>
          <table:table-cell office:value-type="string" calcext:value-type="string">
            <text:p>JSON</text:p>
          </table:table-cell>
          <table:table-cell/>
          <table:table-cell office:value-type="string" calcext:value-type="string">
            <text:p><text:a xlink:href="https://api.slack.com/bot-users" xlink:type="simple">https://api.slack.com/bot-user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r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rgs</text:p>
          </table:table-cell>
          <table:table-cell office:value-type="string" calcext:value-type="string">
            <text:p>li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th.test</text:p>
          </table:table-cell>
          <table:table-cell table:number-columns-repeated="2"/>
          <table:table-cell office:value-type="string" calcext:value-type="string">
            <text:p><text:s text:c="2"/>foo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ts.info</text:p>
          </table:table-cell>
          <table:table-cell table:number-columns-repeated="2"/>
          <table:table-cell office:value-type="string" calcext:value-type="string">
            <text:p>team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am_i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annels.info</text:p>
          </table:table-cell>
          <table:table-cell table:number-columns-repeated="2"/>
          <table:table-cell office:value-type="string" calcext:value-type="string">
            <text:p>user_i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li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clude_loc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annels.list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rs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pp_i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clude_archiv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clude_membe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icons</text:p>
          </table:table-cell>
          <table:table-cell office:value-type="string" calcext:value-type="string">
            <text:p>li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mi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 text:c="2"/>imag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at.meMessage</text:p>
          </table:table-cell>
          <table:table-cell table:number-columns-repeated="2"/>
          <table:table-cell office:value-type="string" calcext:value-type="string">
            <text:p>ts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essage_ts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x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at.postEphemera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ttach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SON based arra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ex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s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s_us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loc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SON based arra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ink_nam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r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hread_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Stam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at.postMessag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ex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s_us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ttachemen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SON based arra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loc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SON based arra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con_emoj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con_ur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ink_nam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erkd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r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ply_broadca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hread_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Stam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nfurl_lin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nfurl_medi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serna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at.upda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ex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Stam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s_us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ttachemen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SON based arra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loc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SON based arra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ink_nam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r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ialog.op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ialo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SON-encoded 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rigger_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dnd.info</text:p>
            <text:p>Users.getPresen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s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dnd.teamInfo</text:p>
            <text:p>Mpim.op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se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st of 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les.comments.dele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les.dele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les.inf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urs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st of 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imi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les.uploa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ann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st of 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lena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lety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itial_com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hread_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Stam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roups.inf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clude_loc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roups.li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urs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xclude_archiv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xclude_membe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imi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im.close</text:p>
            <text:p>Mpim.clos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im.history</text:p>
            <text:p>Mpim.histor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clus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ate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Stam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lde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Stam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nrea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im.list</text:p>
            <text:p>Mpim.li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urs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imi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im.mark</text:p>
            <text:p>Mpim.mar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Stam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m.op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s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clude_loc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turn_i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m.repli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hread_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Stamp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oauth.access</text:p>
            <text:p>Oauth.tok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ient_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lient_secr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d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direct_ur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ingle_chann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pins.add</text:p>
            <text:p>Pins.remove</text:p>
            <text:p>Stars.add</text:p>
            <text:p>Stars.remov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le_com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Stamp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eactions.add</text:p>
            <text:p>Reactions.remov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le_com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Stam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actions.g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le_com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Stam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actions.li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urs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st of 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imi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s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tm.connec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atch_presence_awa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sence_su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tm.star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atch_presence_awa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clude_loc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pim_awa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_late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_unrea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sence_su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imple_late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eam.inf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eam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rs.inf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s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clude_loc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sers.li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urs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clude_loc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imi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sers.lookupByEmai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mai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sers.setActiv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sers.setPresen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s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 or awa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SA Mars Rover Photos API</text:p>
          </table:table-cell>
          <table:table-cell office:value-type="string" calcext:value-type="string">
            <text:p>sol/earth_d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/date(YYYY-MM-DD)</text:p>
          </table:table-cell>
          <table:table-cell office:value-type="string" calcext:value-type="string">
            <text:p>name/statu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a xlink:href="https://api.nasa.gov/api.html#MarsPhotos" xlink:type="simple">https://api.nasa.gov/api.html#MarsPhoto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mer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anding_date/launch_date/max_date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ax_sol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PI ke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otal_photos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MAAS2 API</text:p>
          </table:table-cell>
          <table:table-cell office:value-type="string" calcext:value-type="string">
            <text:p>SolToG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tus</text:p>
            <text:p>sol</text:p>
            <text:p>season</text:p>
            <text:p>min_temp</text:p>
            <text:p>max_temp</text:p>
            <text:p>atmo_opacity</text:p>
            <text:p>sunset</text:p>
            <text:p>sunrise</text:p>
            <text:p>min_gts_temp</text:p>
            <text:p>max_gts_temp</text:p>
            <text:p>unitOfMeasure</text:p>
            <text:p>TZ_Data</text:p>
          </table:table-cell>
          <table:table-cell office:value-type="string" calcext:value-type="string">
            <text:p>int</text:p>
            <text:p>Int</text:p>
            <text:p>String</text:p>
            <text:p>Int</text:p>
            <text:p>Int</text:p>
            <text:p>String</text:p>
            <text:p>Time</text:p>
            <text:p>Time</text:p>
            <text:p>Int</text:p>
            <text:p>Int</text:p>
            <text:p>String</text:p>
            <text:p>String</text:p>
          </table:table-cell>
          <table:table-cell table:style-name="ce2" office:value-type="string" calcext:value-type="string">
            <text:p><text:a xlink:href="https://maas2.apollorion.com/" xlink:type="simple">https://maas2.apollorion.com/</text:a> </text:p>
          </table:table-cell>
        </table:table-row>
        <table:table-row table:style-name="ro1">
          <table:table-cell/>
          <table:table-cell office:value-type="string" calcext:value-type="string">
            <text:p>Magejto SOAP API</text:p>
          </table:table-cell>
          <table:table-cell office:value-type="string" calcext:value-type="string">
            <text:p>strartSession()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/>
          <table:table-cell table:style-name="ce2" office:value-type="string" calcext:value-type="string">
            <text:p><text:a xlink:href="https://devdocs.magento.com/guides/m1x/api/soap/introduction.html" xlink:type="simple">https://devdocs.magento.com/guides/m1x/api/soap/introduction.html</text:a>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dSession(sessionId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gin(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piUs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piKey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ll(</text:p>
          </table:table-cell>
          <table:table-cell table:number-columns-repeated="2"/>
          <table:table-cell office:value-type="string" calcext:value-type="string">
            <text:p>mix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ssion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sourcePa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rray arguments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ray(string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ultiCall(</text:p>
          </table:table-cell>
          <table:table-cell table:number-columns-repeated="2"/>
          <table:table-cell office:value-type="string" calcext:value-type="string">
            <text:p>arra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ssion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rray cal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ray(string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rray options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ray(string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sources(sessionId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rra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lobalFaults(sessionId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rra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sourceFaults(</text:p>
          </table:table-cell>
          <table:table-cell table:number-columns-repeated="2"/>
          <table:table-cell office:value-type="string" calcext:value-type="string">
            <text:p>arra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ssion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sourceName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mazon Alexa Skill Voice Service API</text:p>
          </table:table-cell>
          <table:table-cell table:number-columns-repeated="5"/>
          <table:table-cell table:style-name="ce2" office:value-type="string" calcext:value-type="string">
            <text:p><text:a xlink:href="https://developer.amazon.com/fr/docs/alexa-voice-service/api-overview.html" xlink:type="simple">https://developer.amazon.com/fr/docs/alexa-voice-service/api-overview.html</text:a> </text:p>
          </table:table-cell>
        </table:table-row>
        <table:table-row table:style-name="ro1">
          <table:table-cell/>
          <table:table-cell office:value-type="string" calcext:value-type="string">
            <text:p>Alerts</text:p>
          </table:table-cell>
          <table:table-cell office:value-type="string" calcext:value-type="string">
            <text:p>Capabilities API:configuratio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imumAlerts</text:p>
          </table:table-cell>
          <table:table-cell/>
          <table:table-cell office:value-type="string" calcext:value-type="string">
            <text:p>obj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ximumAlerts.overall</text:p>
          </table:table-cell>
          <table:table-cell/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ximumAlerts.alarms</text:p>
          </table:table-cell>
          <table:table-cell/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ximumAlerts.timers</text:p>
          </table:table-cell>
          <table:table-cell/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lerts Context:payloa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llAlerts</text:p>
          </table:table-cell>
          <table:table-cell/>
          <table:table-cell office:value-type="string" calcext:value-type="string">
            <text:p>obj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llAlerts.toke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llAlerts.type</text:p>
          </table:table-cell>
          <table:table-cell/>
          <table:table-cell office:value-type="string" calcext:value-type="string">
            <text:p>string(TIMER,ALARM,REMINDER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llAlerts.scheduledTi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ctiveAlerts</text:p>
          </table:table-cell>
          <table:table-cell/>
          <table:table-cell office:value-type="string" calcext:value-type="string">
            <text:p>obj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ctiveAlerts.toke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ctiveAlerts.type</text:p>
          </table:table-cell>
          <table:table-cell/>
          <table:table-cell office:value-type="string" calcext:value-type="string">
            <text:p>string(TIMER or ALARM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ctiveAlerts.scheduledTi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SetAlert Directive/</text:p>
            <text:p>DeleteAlert Directive/</text:p>
            <text:p>DeleteAlerts Directive/</text:p>
            <text:p>SetVolume Directive/</text:p>
            <text:p>AdjustVolume Directive:head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essageId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ialogRequestId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etAlert Directive:payloa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string(TIMER,ALARM,REMINDER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cheduledTi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ssets</text:p>
          </table:table-cell>
          <table:table-cell/>
          <table:table-cell office:value-type="string" calcext:value-type="string">
            <text:p>li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ssets[i].assetId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ssets[i].url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ssetPlayOrder</text:p>
          </table:table-cell>
          <table:table-cell/>
          <table:table-cell office:value-type="string" calcext:value-type="string">
            <text:p>li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akgroundAlertAsse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opCount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opPauseInMilliSeconds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SetAlertSucceeded Event/</text:p>
            <text:p>SetAlertFailed Event/</text:p>
            <text:p>DeleteAlertSucceeded Event/</text:p>
            <text:p>DeleteAlertFailed Event/</text:p>
            <text:p>DeleteAlertsSucceeded Event/</text:p>
            <text:p>DeleteAlertsFailed Event/</text:p>
            <text:p>AlertStarted Event/</text:p>
            <text:p>AlertStopped Event/</text:p>
            <text:p>AlertEnteredForeground Event/</text:p>
            <text:p>AlertEnteredBackground Event/</text:p>
            <text:p>VolumeChanged Event :head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essageId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SetAlertSucceeded Event/</text:p>
            <text:p>SetAlertFailed Event/</text:p>
            <text:p>DeleteAlert Directive/</text:p>
            <text:p>DeleteAlertSucceeded Event/</text:p>
            <text:p>DeleteAlertFailed Event/</text:p>
            <text:p>DeleteAlerts Directive/</text:p>
            <text:p>DeleteAlertsSucceeded Event/</text:p>
            <text:p>DeleteAlertsFailed Event/</text:p>
            <text:p>AlertStarted Event/</text:p>
            <text:p>AlertStopped Event/</text:p>
            <text:p>AlertEnteredForeground Event/</text:p>
            <text:p>AlertEnteredBackground Event:payloa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8">
          <table:table-cell table:number-columns-repeated="2"/>
          <table:table-cell office:value-type="string" calcext:value-type="string">
            <text:p>SetVolume Directive/</text:p>
            <text:p>AdjustVolume Directive/</text:p>
            <text:p>VolumeChanged Event:payloa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olume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dioActivityTracker</text:p>
          </table:table-cell>
          <table:table-cell office:value-type="string" calcext:value-type="string">
            <text:p>AudioActivityTracker Context:payloa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ialog</text:p>
          </table:table-cell>
          <table:table-cell/>
          <table:table-cell office:value-type="string" calcext:value-type="string">
            <text:p>obj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ialog.interfac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ialog.idleTimeInMilliseconds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lert</text:p>
          </table:table-cell>
          <table:table-cell/>
          <table:table-cell office:value-type="string" calcext:value-type="string">
            <text:p>obj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lert.interfac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lert.idleTimeInMilliseconds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/>
          <table:table-cell office:value-type="string" calcext:value-type="string">
            <text:p>objec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dioPlayer</text:p>
          </table:table-cell>
          <table:table-cell office:value-type="string" calcext:value-type="string">
            <text:p>AudioPlayer Context:payloa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ffsetInMilliSeconds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layerActivity</text:p>
          </table:table-cell>
          <table:table-cell/>
          <table:table-cell office:value-type="string" calcext:value-type="string">
            <text:p>string(IDLE, PLAYING, STOPPED, PAUSED, BUFFER_UNDERRUN,,FINISHED)</text:p>
          </table:table-cell>
          <table:table-cell table:number-columns-repeated="3"/>
        </table:table-row>
        <table:table-row table:style-name="ro8">
          <table:table-cell table:number-columns-repeated="2"/>
          <table:table-cell office:value-type="string" calcext:value-type="string">
            <text:p>Play Directive/</text:p>
            <text:p>Stop Directive/</text:p>
            <text:p>ClearQueue Directive:head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essageId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ialogRequestId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lay Directive:payloa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layBehavior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udioItem</text:p>
          </table:table-cell>
          <table:table-cell/>
          <table:table-cell office:value-type="string" calcext:value-type="string">
            <text:p>obj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udioItem.audioItemId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udioItem.stream</text:p>
          </table:table-cell>
          <table:table-cell/>
          <table:table-cell office:value-type="string" calcext:value-type="string">
            <text:p>obj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udioItem.stream.url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udioItem.stream.streamForma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udioItem.stream.offsetInMillisconds</text:p>
          </table:table-cell>
          <table:table-cell/>
          <table:table-cell office:value-type="string" calcext:value-type="string">
            <text:p>li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udioItem.stream.expiryTi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udioItem.stream.progressReport</text:p>
          </table:table-cell>
          <table:table-cell/>
          <table:table-cell office:value-type="string" calcext:value-type="string">
            <text:p>objec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audioItem.stream.progressReport.</text:p>
            <text:p>ProgressReportDelayInMilliseconds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audioItem.stream.progressReport.</text:p>
            <text:p>ProgressReportIntervalInMilliseconds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udioItem.stream.toke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audioItem.stream.</text:p>
            <text:p>ExpectedPreviousToke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9">
          <table:table-cell table:number-columns-repeated="2"/>
          <table:table-cell office:value-type="string" calcext:value-type="string">
            <text:p>PlaybackStarted Event/</text:p>
            <text:p>PlaybackNearlyFinished Event/</text:p>
            <text:p>ProgressReportDelayElapsed Event/</text:p>
            <text:p>ProgressReportIntervalElapsed Even/</text:p>
            <text:p>PlaybackStutterStarted Eventt/</text:p>
            <text:p>PlaybackStutterFinished Event/</text:p>
            <text:p>PlaybackFinished Event/</text:p>
            <text:p>PlaybackFailed Event/</text:p>
            <text:p>PlaybackStopped Event/</text:p>
            <text:p>PlaybackPaused Event/</text:p>
            <text:p>PlaybackResumed Event/</text:p>
            <text:p>PlaybackQueueCleared Event/</text:p>
            <text:p>StreamMetadataExtracted Event:head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essageId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0">
          <table:table-cell table:number-columns-repeated="2"/>
          <table:table-cell office:value-type="string" calcext:value-type="string">
            <text:p>PlaybackStarted Event/</text:p>
            <text:p>PlaybackNearlyFinished Event/</text:p>
            <text:p>ProgressReportDelayElapsed Event/</text:p>
            <text:p>ProgressReportIntervalElapsed Event/</text:p>
            <text:p>PlaybackStutterStarted Event/</text:p>
            <text:p>PlaybackFinished Event/</text:p>
            <text:p>PlaybackStopped Event/</text:p>
            <text:p>PlaybackPaused Event/</text:p>
            <text:p>PlaybackResumed Event:payloa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ffsetInMilliSeconds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laybackStutterFinished Event:payloa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ffsetInMilliSeconds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utterDurationInMillisconds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laybackFailed Event:payloa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urrentPlaybackState</text:p>
          </table:table-cell>
          <table:table-cell/>
          <table:table-cell office:value-type="string" calcext:value-type="string">
            <text:p>obj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laybackState.toke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laybackState.offsetInMilliseconds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laybackState.playerActivity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obj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rror.typ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rror.messag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learQueue Directive:payloa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earBehavior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reamMetadataExtracted Event:payloa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etadata</text:p>
          </table:table-cell>
          <table:table-cell/>
          <table:table-cell office:value-type="string" calcext:value-type="string">
            <text:p>objec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uetooth</text:p>
          </table:table-cell>
          <table:table-cell office:value-type="string" calcext:value-type="string">
            <text:p>Bluetooth Context:payloa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lexaDevice</text:p>
          </table:table-cell>
          <table:table-cell/>
          <table:table-cell office:value-type="string" calcext:value-type="string">
            <text:p>obj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lexaDevice.friendly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iredDevices</text:p>
          </table:table-cell>
          <table:table-cell/>
          <table:table-cell office:value-type="string" calcext:value-type="string">
            <text:p>li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iredDevices[i].uniqueDeviceId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iredDevices[i].friendly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iredDevices[i].supportedProfiles[j]</text:p>
          </table:table-cell>
          <table:table-cell/>
          <table:table-cell office:value-type="string" calcext:value-type="string">
            <text:p>li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iredDevices[i].supportedProfiles[j].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iredDevices[i].supportedProfiles[j].vers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ctiveDevice</text:p>
          </table:table-cell>
          <table:table-cell/>
          <table:table-cell office:value-type="string" calcext:value-type="string">
            <text:p>obj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ctiveDevice.uniqueDeviceId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ctiveDevice.friendly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ctiveDevice.supportedProfiles[j]</text:p>
          </table:table-cell>
          <table:table-cell/>
          <table:table-cell office:value-type="string" calcext:value-type="string">
            <text:p>li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ctiveDevice.supportedProfiles[j].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ctiveDevice.supportedProfiles[j].vers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ctiveDevice.streaming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ScanDevices Directive/</text:p>
            <text:p>ScanDevicesUpdated Event/</text:p>
            <text:p>ScanDevicesFailed Event/</text:p>
            <text:p>EnterDiscoverableMode Directive/</text:p>
            <text:p>EnterDiscoverableModeSucceeded Event/</text:p>
            <text:p>EnterDiscoverableModeFailed Event/</text:p>
            <text:p>ExitDiscoverableMode Directive/</text:p>
            <text:p>PairDevice Directive/</text:p>
            <text:p>PairDeviceSucceeded Event/</text:p>
            <text:p>PairDeviceFailed Event/</text:p>
            <text:p>UnpairDevice Directive/</text:p>
            <text:p>UnpairDeviceSucceeded Event/</text:p>
            <text:p>UnpairDeviceFailed Event/</text:p>
            <text:p>ConnectByDeviceId Directive/</text:p>
            <text:p>ConnectByDeviceIdSucceeded Event/</text:p>
            <text:p>ConnectByDeviceIdFailed Event/</text:p>
            <text:p>ConnectByProfile Directive/</text:p>
            <text:p>ConnectByProfileSucceeded Event/</text:p>
            <text:p>ConnectByProfileFailed Event/</text:p>
            <text:p>DisconnectDevice Directive/</text:p>
            <text:p>DisconnectDeviceSucceeded Event/</text:p>
            <text:p>DisconnectDeviceFailed Event/</text:p>
            <text:p>Play Directive/</text:p>
            <text:p>MediaControlPlaySucceeded Event/</text:p>
            <text:p>MediaControlPlayFailed Event/</text:p>
            <text:p>Stop Directive/</text:p>
            <text:p>MediaControlStopSucceeded Event/</text:p>
            <text:p>MediaControlStopFailed Event/</text:p>
            <text:p>Next Directive/</text:p>
            <text:p>MediaControlNextSucceeded Event/</text:p>
            <text:p>MediaControlNextFailed Event/</text:p>
            <text:p>Previous Directive/</text:p>
            <text:p>MediaControlPreviousSucceeded Event/</text:p>
            <text:p>MediaControlPreviousFailed Event:head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essageId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canDevicesUpdated Event:payloa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iscoveredDevices</text:p>
          </table:table-cell>
          <table:table-cell/>
          <table:table-cell office:value-type="string" calcext:value-type="string">
            <text:p>li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iscoveredDevices.uniqueDeviceId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iscoveredDevices.friendly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iscoveredDevices.truncatedMacAddress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asMore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nterDiscoverableMode Directive:payloa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urationInSeconds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PairDevice Directive/</text:p>
            <text:p>UnpairDevice Directive/</text:p>
            <text:p>ConnectByDeviceId Directive/</text:p>
            <text:p>DisconnectDevice Directive:payloa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evice.uniqueDeviceId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airDeviceSucceeded Event/</text:p>
            <text:p>UnpairDeviceSucceeded Event:payloa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evice</text:p>
          </table:table-cell>
          <table:table-cell/>
          <table:table-cell office:value-type="string" calcext:value-type="string">
            <text:p>obj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vice.uniqueDeviceId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vice.friendly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ConnectByDeviceIdSucceeded Event/</text:p>
            <text:p>ConnectByDeviceIdFailed Event/</text:p>
            <text:p>DisconnectDeviceSucceeded Event/</text:p>
            <text:p>DisconnectDeviceFailed Event:payloa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evice</text:p>
          </table:table-cell>
          <table:table-cell/>
          <table:table-cell office:value-type="string" calcext:value-type="string">
            <text:p>obj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vice.uniqueDeviceId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vice.friendly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quester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nnectByProfile Directive:payloa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ofile</text:p>
          </table:table-cell>
          <table:table-cell/>
          <table:table-cell office:value-type="string" calcext:value-type="string">
            <text:p>obj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ofile.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ofile.vers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nnectByProfileSucceeded Event:payloa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evice</text:p>
          </table:table-cell>
          <table:table-cell/>
          <table:table-cell office:value-type="string" calcext:value-type="string">
            <text:p>obj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vice.uniqueDeviceId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vice.friendly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quester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ofile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nnectByProfileFailed Event:payloa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quester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ofile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StreamingStarted Event/</text:p>
            <text:p>StreamingEnded Event:payloa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evice</text:p>
          </table:table-cell>
          <table:table-cell/>
          <table:table-cell office:value-type="string" calcext:value-type="string">
            <text:p>obj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vice.uniqueDeviceId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innacleCart REST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2" office:value-type="string" calcext:value-type="string">
            <text:p><text:a xlink:href="http://api.pinnaclecart.com/docs/" xlink:type="simple">http://api.pinnaclecart.com/docs/</text:a>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sswor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pi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(xml,soap,json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etFoo :</text:p>
          </table:table-cell>
          <table:table-cell table:number-columns-repeated="2"/>
          <table:table-cell office:value-type="string" calcext:value-type="string">
            <text:p>ApiFooOut 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r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FooOut1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z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FooOut2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tCuustomerCount 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CuustomerCountRequest</text:p>
          </table:table-cell>
          <table:table-cell table:number-columns-repeated="2"/>
          <table:table-cell office:value-type="string" calcext:value-type="string">
            <text:p>GetCustomerCountResponse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tCustomers 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Number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array :</text:p>
          </table:table-cell>
          <table:table-cell table:number-columns-repeated="2"/>
        </table:table-row>
        <table:table-row table:style-name="ro11">
          <table:table-cell table:number-columns-repeated="2"/>
          <table:table-cell office:value-type="string" calcext:value-type="string">
            <text:p>BatchSize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UserID</text:p>
            <text:p>Username</text:p>
            <text:p>Billing</text:p>
            <text:p>     FullName</text:p>
            <text:p>     FirstName</text:p>
            <text:p>     LastName</text:p>
            <text:p>     Email</text:p>
            <text:p>     Company</text:p>
            <text:p>     Phone</text:p>
            <text:p>     Address</text:p>
            <text:p>          Name</text:p>
            <text:p>          Street1</text:p>
            <text:p>          Street2</text:p>
            <text:p>          City</text:p>
            <text:p>          State</text:p>
            <text:p>          Zip</text:p>
            <text:p>          Country</text:p>
            <text:p>AddressBook</text:p>
            <text:p><text:span text:style-name="T1">     Name</text:span></text:p>
            <text:p><text:span text:style-name="T1">     Street1</text:span></text:p>
            <text:p><text:span text:style-name="T1">     Street2</text:span></text:p>
            <text:p><text:span text:style-name="T1">     City</text:span></text:p>
            <text:p><text:span text:style-name="T1">     State</text:span></text:p>
            <text:p><text:span text:style-name="T1">     Zip</text:span></text:p>
            <text:p><text:span text:style-name="T1">     Country</text:span></text:p>
          </table:table-cell>
          <table:table-cell office:value-type="string" calcext:value-type="string">
            <text:p>int</text:p>
            <text:p>String</text:p>
            <text:p>ApiBillingInfo</text:p>
            <text:p>String</text:p>
            <text:p>String</text:p>
            <text:p>String</text:p>
            <text:p>Int</text:p>
            <text:p>Int</text:p>
            <text:p>Int</text:p>
            <text:p>ApiAddress</text:p>
            <text:p>String</text:p>
            <text:p>String</text:p>
            <text:p>String</text:p>
            <text:p>String</text:p>
            <text:p>String</text:p>
            <text:p>String</text:p>
            <text:p>String</text:p>
            <text:p>ApiAddress</text:p>
            <text:p>String</text:p>
            <text:p>String</text:p>
            <text:p>String</text:p>
            <text:p>String</text:p>
            <text:p>String</text:p>
            <text:p>String</text:p>
            <text:p>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tInventory :</text:p>
          </table:table-cell>
          <table:table-cell table:number-columns-repeated="2"/>
          <table:table-cell office:value-type="string" calcext:value-type="string">
            <text:p>ApiProductQohArray 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artNumber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PID <text:s text:c="2"/>Qoh <text:s text:c="2"/>ProductId</text:p>
          </table:table-cell>
          <table:table-cell office:value-type="string" calcext:value-type="string">
            <text:p>Int int 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tchSize</text:p>
          </table:table-cell>
          <table:table-cell/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etOrderCount :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ustomerId</text:p>
          </table:table-cell>
          <table:table-cell/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astOrder</text:p>
          </table:table-cell>
          <table:table-cell/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astDat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etOrders :</text:p>
          </table:table-cell>
          <table:table-cell table:number-columns-repeated="2"/>
          <table:table-cell office:value-type="string" calcext:value-type="string">
            <text:p>ApiOrderArra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ustomerId</text:p>
          </table:table-cell>
          <table:table-cell/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astOrder</text:p>
          </table:table-cell>
          <table:table-cell/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astDat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artNumber</text:p>
          </table:table-cell>
          <table:table-cell/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atchSize</text:p>
          </table:table-cell>
          <table:table-cell/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8">
          <table:table-cell table:number-columns-repeated="2"/>
          <table:table-cell office:value-type="string" calcext:value-type="string">
            <text:p>GetCategories</text:p>
          </table:table-cell>
          <table:table-cell table:number-columns-repeated="2"/>
          <table:table-cell office:value-type="string" calcext:value-type="string">
            <text:p>Title/string</text:p>
            <text:p>CategoryId/string</text:p>
            <text:p>Children/ApiProductCategoryArra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etProductCount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etVersion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almart Open API</text:p>
          </table:table-cell>
          <table:table-cell office:value-type="string" calcext:value-type="string">
            <text:p>apike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xml, json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office:value-type="string" calcext:value-type="string">
            <text:p>IsPublisher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orma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p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pc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chCount.com</text:p>
          </table:table-cell>
          <table:table-cell office:value-type="string" calcext:value-type="string">
            <text:p>ebay finding API</text:p>
          </table:table-cell>
          <table:table-cell office:value-type="string" calcext:value-type="string">
            <text:p>findCompletedItems :</text:p>
          </table:table-cell>
          <table:table-cell/>
          <table:table-cell table:number-columns-repeated="2" office:value-type="string" calcext:value-type="string">
            <text:p>XML</text:p>
          </table:table-cell>
          <table:table-cell/>
          <table:table-cell office:value-type="string" calcext:value-type="string">
            <text:p><text:a xlink:href="https://developer.ebay.com/Devzone/finding/CallRef/index.html" xlink:type="simple">https://developer.ebay.com/Devzone/finding/CallRef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pectFil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pectFilter</text:p>
          </table:table-cell>
          <table:table-cell office:value-type="string" calcext:value-type="string">
            <text:p>aspectHistogramContainer</text:p>
          </table:table-cell>
          <table:table-cell office:value-type="string" calcext:value-type="string">
            <text:p>AspectHistogramContain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spectFilter.aspectNa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spectHistogramContainer.aspect</text:p>
          </table:table-cell>
          <table:table-cell office:value-type="string" calcext:value-type="string">
            <text:p>Aspect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aspectFilter.aspectValueNa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spectHistogramContainer</text:p>
            <text:p>.aspect[ attribute name ]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ategoryId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spectHistogramContainer</text:p>
            <text:p>  .aspect.valueHistogram</text:p>
          </table:table-cell>
          <table:table-cell office:value-type="string" calcext:value-type="string">
            <text:p>AspectValueHistogram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itemFil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temFilter</text:p>
          </table:table-cell>
          <table:table-cell office:value-type="string" calcext:value-type="string">
            <text:p>aspectHistogramContainer</text:p>
            <text:p>.aspect.valueHistogram</text:p>
            <text:p>[ attribute valueName ]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temFilter.na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temFilterType</text:p>
          </table:table-cell>
          <table:table-cell office:value-type="string" calcext:value-type="string">
            <text:p>aspectHistogramContainer</text:p>
            <text:p>  .aspect.valueHistogram.count</text:p>
          </table:table-cell>
          <table:table-cell office:value-type="string" calcext:value-type="string">
            <text:p>lo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temFilter.paramNa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categoryHistogramContainer</text:p>
          </table:table-cell>
          <table:table-cell office:value-type="string" calcext:value-type="string">
            <text:p>CategoryHistogramContaine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temFilter.paramVal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ategoryHistogramContainer</text:p>
            <text:p>  .categoryHistogram</text:p>
          </table:table-cell>
          <table:table-cell office:value-type="string" calcext:value-type="string">
            <text:p>CategoryHistogram (Category)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temFilter.val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ategoryHistogramContainer</text:p>
            <text:p>  .categoryHistogram.categoryI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keywords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ategoryHistogramContainer</text:p>
            <text:p>  .categoryHistogram</text:p>
            <text:p>  .categoryNam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outputSelect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utputSelectorType</text:p>
          </table:table-cell>
          <table:table-cell office:value-type="string" calcext:value-type="string">
            <text:p>categoryHistogramContainer</text:p>
            <text:p>  .categoryHistogram</text:p>
            <text:p>  .childCategoryHistogram</text:p>
          </table:table-cell>
          <table:table-cell office:value-type="string" calcext:value-type="string">
            <text:p>CategoryHistogram (Category)</text:p>
          </table:table-cell>
          <table:table-cell/>
        </table:table-row>
        <table:table-row table:style-name="ro5">
          <table:table-cell table:number-columns-repeated="2"/>
          <table:table-cell office:value-type="string" calcext:value-type="string">
            <text:p>productId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ategoryHistogramContainer</text:p>
            <text:p>  .categoryHistogram</text:p>
            <text:p>  .childCategoryHistogram</text:p>
            <text:p>  .categoryI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5">
          <table:table-cell table:number-columns-repeated="2"/>
          <table:table-cell office:value-type="string" calcext:value-type="string">
            <text:p>affili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ffiliate</text:p>
          </table:table-cell>
          <table:table-cell office:value-type="string" calcext:value-type="string">
            <text:p>categoryHistogramContainer</text:p>
            <text:p>  .categoryHistogram</text:p>
            <text:p>  .childCategoryHistogram</text:p>
            <text:p>  .categoryNam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5">
          <table:table-cell table:number-columns-repeated="2"/>
          <table:table-cell office:value-type="string" calcext:value-type="string">
            <text:p>affiliate.custom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ategoryHistogramContainer</text:p>
            <text:p>  .categoryHistogram</text:p>
            <text:p>  .childCategoryHistogram</text:p>
            <text:p>  .childCategoryHistogram</text:p>
          </table:table-cell>
          <table:table-cell office:value-type="string" calcext:value-type="string">
            <text:p>CategoryHistogram (Category)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affiliate.geoTarget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categoryHistogramContainer</text:p>
            <text:p>  .categoryHistogram</text:p>
            <text:p>  .childCategoryHistogram.count</text:p>
          </table:table-cell>
          <table:table-cell office:value-type="string" calcext:value-type="string">
            <text:p>long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affiliate.network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ategoryHistogramContainer</text:p>
            <text:p>  .categoryHistogram.count</text:p>
          </table:table-cell>
          <table:table-cell office:value-type="string" calcext:value-type="string">
            <text:p>lo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ffiliate.tracking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nditionHistogramContainer</text:p>
          </table:table-cell>
          <table:table-cell office:value-type="string" calcext:value-type="string">
            <text:p>ConditionHistogramContaine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buyerPostalC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nditionHistogramContainer</text:p>
            <text:p>  .conditionHistogram.condition</text:p>
          </table:table-cell>
          <table:table-cell office:value-type="string" calcext:value-type="string">
            <text:p>Condition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aginationInpu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ginationInput</text:p>
          </table:table-cell>
          <table:table-cell office:value-type="string" calcext:value-type="string">
            <text:p>conditionHistogramContainer</text:p>
            <text:p>  .conditionHistogram.condition</text:p>
            <text:p>  .conditionDisplayNam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aginationInput.entriesPer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ditionHistogramContainer</text:p>
            <text:p>  .conditionHistogram.condition</text:p>
            <text:p>  .condition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aginationInput.pageNumb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ditionHistogramContainer</text:p>
            <text:p>  .conditionHistogram.count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rtOrd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rtOrderTyp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AckValu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rrorMessage</text:p>
          </table:table-cell>
          <table:table-cell office:value-type="string" calcext:value-type="string">
            <text:p>ErrorMessag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rrorMessage.error</text:p>
          </table:table-cell>
          <table:table-cell office:value-type="string" calcext:value-type="string">
            <text:p>ErrorData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rrorMessage.category</text:p>
          </table:table-cell>
          <table:table-cell office:value-type="string" calcext:value-type="string">
            <text:p>ErrorCategory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rrorMessage.error.domain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rrorMessage.error.errorId</text:p>
          </table:table-cell>
          <table:table-cell office:value-type="string" calcext:value-type="string">
            <text:p>long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rrorMessage.error.exceptionId</text:p>
          </table:table-cell>
          <table:table-cell office:value-type="string" calcext:value-type="string">
            <text:p>token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rrorMessage.error.messag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rrorMessage.error.parameter</text:p>
          </table:table-cell>
          <table:table-cell office:value-type="string" calcext:value-type="string">
            <text:p>ErrorParameter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errorMessage.error.parameter</text:p>
            <text:p>  [ attribute name ]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rrorMessage.error.severity</text:p>
          </table:table-cell>
          <table:table-cell office:value-type="string" calcext:value-type="string">
            <text:p>ErrorSeverity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rrorMessage.error.subdomain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paginationOutput</text:p>
          </table:table-cell>
          <table:table-cell office:value-type="string" calcext:value-type="string">
            <text:p>PaginationOutput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paginationOutput</text:p>
            <text:p>  .entriesPerPage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paginationOutput.pageNumber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paginationOutput.totalEntries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paginationOutput.totalPages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earchResult</text:p>
          </table:table-cell>
          <table:table-cell office:value-type="string" calcext:value-type="string">
            <text:p>SearchResult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</text:p>
            <text:p>  [ attribute count ]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earchResult.item</text:p>
          </table:table-cell>
          <table:table-cell office:value-type="string" calcext:value-type="string">
            <text:p>SearchIte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earchResult.item.attribute</text:p>
          </table:table-cell>
          <table:table-cell office:value-type="string" calcext:value-type="string">
            <text:p>ItemAttribute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.attribute</text:p>
            <text:p>  .nam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.attribute</text:p>
            <text:p>  .valu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earchResult.item.autoPay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earchResult.item.charityId</text:p>
          </table:table-cell>
          <table:table-cell office:value-type="string" calcext:value-type="string">
            <text:p>SearchIte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earchResult.item.condition</text:p>
          </table:table-cell>
          <table:table-cell office:value-type="string" calcext:value-type="string">
            <text:p>Condition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.condition</text:p>
            <text:p>  .conditionDisplayNam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.condition</text:p>
            <text:p>  .condition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earchResult.item.country</text:p>
          </table:table-cell>
          <table:table-cell office:value-type="string" calcext:value-type="string">
            <text:p>token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</text:p>
            <text:p>  .discountPriceInfo</text:p>
          </table:table-cell>
          <table:table-cell office:value-type="string" calcext:value-type="string">
            <text:p>DiscountPriceInfo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searchResult.item</text:p>
            <text:p>  .discountPriceInfo</text:p>
            <text:p>  .minimumAdvertisedPriceExposure</text:p>
          </table:table-cell>
          <table:table-cell office:value-type="string" calcext:value-type="string">
            <text:p>MapExposureEnum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searchResult.item</text:p>
            <text:p>  .discountPriceInfo</text:p>
            <text:p>  .originalRetailPrice</text:p>
          </table:table-cell>
          <table:table-cell office:value-type="string" calcext:value-type="string">
            <text:p>Amount(double)</text:p>
          </table:table-cell>
          <table:table-cell/>
        </table:table-row>
        <table:table-row table:style-name="ro5">
          <table:table-cell table:number-columns-repeated="5"/>
          <table:table-cell office:value-type="string" calcext:value-type="string">
            <text:p>searchResult.item</text:p>
            <text:p>  .discountPriceInfo</text:p>
            <text:p>  .originalRetailPrice</text:p>
            <text:p>  [ attribute currencyId ]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searchResult.item</text:p>
            <text:p>  .discountPriceInfo</text:p>
            <text:p>  .pricingTreatment</text:p>
          </table:table-cell>
          <table:table-cell office:value-type="string" calcext:value-type="string">
            <text:p>PriceTreatmentEnum 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</text:p>
            <text:p>  .discountPriceInfo.soldOffEbay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</text:p>
            <text:p>  .discountPriceInfo.soldOnEbay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earchResult.item.distance</text:p>
          </table:table-cell>
          <table:table-cell office:value-type="string" calcext:value-type="string">
            <text:p>Distance(double)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.distance</text:p>
            <text:p>  [ attribute unit ]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</text:p>
            <text:p>  .eBayPlusEnabled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earchResult.item.eekStatus 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</text:p>
            <text:p>  .galleryInfoContainer</text:p>
          </table:table-cell>
          <table:table-cell office:value-type="string" calcext:value-type="string">
            <text:p>GalleryInfoContainer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searchResult.item</text:p>
            <text:p>  .galleryInfoContainer</text:p>
            <text:p>  .galleryURL</text:p>
          </table:table-cell>
          <table:table-cell office:value-type="string" calcext:value-type="string">
            <text:p>GalleryURL(anyURI)</text:p>
          </table:table-cell>
          <table:table-cell/>
        </table:table-row>
        <table:table-row table:style-name="ro5">
          <table:table-cell table:number-columns-repeated="5"/>
          <table:table-cell office:value-type="string" calcext:value-type="string">
            <text:p>searchResult.item</text:p>
            <text:p>  .galleryInfoContainer</text:p>
            <text:p>  .galleryURL</text:p>
            <text:p>  [ attribute gallerySize ]</text:p>
          </table:table-cell>
          <table:table-cell office:value-type="string" calcext:value-type="string">
            <text:p>GallerySizeEnum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</text:p>
            <text:p>  .galleryPlusPictureURL</text:p>
          </table:table-cell>
          <table:table-cell office:value-type="string" calcext:value-type="string">
            <text:p>anyURI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earchResult.item.galleryURL</text:p>
          </table:table-cell>
          <table:table-cell office:value-type="string" calcext:value-type="string">
            <text:p>anyURI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earchResult.item.globalId</text:p>
          </table:table-cell>
          <table:table-cell office:value-type="string" calcext:value-type="string">
            <text:p>token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</text:p>
            <text:p>  .isMultiVariationListing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earchResult.item.itemI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earchResult.item.listingInfo</text:p>
          </table:table-cell>
          <table:table-cell office:value-type="string" calcext:value-type="string">
            <text:p>ListingInfo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.listingInfo</text:p>
            <text:p>  .bestOfferEnabled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.listingInfo</text:p>
            <text:p>  .buyItNowAvailable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.listingInfo</text:p>
            <text:p>  .buyItNowPrice</text:p>
          </table:table-cell>
          <table:table-cell office:value-type="string" calcext:value-type="string">
            <text:p>Amount(double)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searchResult.item.listingInfo</text:p>
            <text:p>  .buyItNowPrice</text:p>
            <text:p>  [ attribute currencyId ]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.listingInfo</text:p>
            <text:p>  .convertedBuyItNowPrice</text:p>
          </table:table-cell>
          <table:table-cell office:value-type="string" calcext:value-type="string">
            <text:p>Amount(double)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searchResult.item.listingInfo</text:p>
            <text:p>  .convertedBuyItNowPrice</text:p>
            <text:p>  [ attribute currencyId ]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.listingInfo</text:p>
            <text:p>  .endTime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.listingInfo</text:p>
            <text:p>  .gift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.listingInfo</text:p>
            <text:p>  .listingType</text:p>
          </table:table-cell>
          <table:table-cell office:value-type="string" calcext:value-type="string">
            <text:p>token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.listingInfo</text:p>
            <text:p>  .startTime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earchResult.item.location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</text:p>
            <text:p>  .paymentMethod</text:p>
          </table:table-cell>
          <table:table-cell office:value-type="string" calcext:value-type="string">
            <text:p>token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</text:p>
            <text:p>  .pictureURLLarge</text:p>
          </table:table-cell>
          <table:table-cell office:value-type="string" calcext:value-type="string">
            <text:p>anyUR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</text:p>
            <text:p>  .pictureURLSuperSize</text:p>
          </table:table-cell>
          <table:table-cell office:value-type="string" calcext:value-type="string">
            <text:p>anyURI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earchResult.item.postalCod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</text:p>
            <text:p>  .primaryCategory</text:p>
          </table:table-cell>
          <table:table-cell office:value-type="string" calcext:value-type="string">
            <text:p>Category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</text:p>
            <text:p>  .primaryCategory.categoryI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</text:p>
            <text:p>  .primaryCategory.categoryNam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earchResult.item.productId</text:p>
          </table:table-cell>
          <table:table-cell office:value-type="string" calcext:value-type="string">
            <text:p>ProductId(string)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</text:p>
            <text:p>  .secondaryCategory</text:p>
          </table:table-cell>
          <table:table-cell office:value-type="string" calcext:value-type="string">
            <text:p>Category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</text:p>
            <text:p>  .secondaryCategory.categoryI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searchResult.item</text:p>
            <text:p>  .secondaryCategory</text:p>
            <text:p>  .categoryNam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earchResult.item.sellerInfo</text:p>
          </table:table-cell>
          <table:table-cell office:value-type="string" calcext:value-type="string">
            <text:p>SellerInfo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.sellerInfo</text:p>
            <text:p>  .feedbackRatingStar</text:p>
          </table:table-cell>
          <table:table-cell office:value-type="string" calcext:value-type="string">
            <text:p>token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.sellerInfo</text:p>
            <text:p>  .feedbackScore</text:p>
          </table:table-cell>
          <table:table-cell office:value-type="string" calcext:value-type="string">
            <text:p>long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.sellerInfo</text:p>
            <text:p>  .positiveFeedbackPercent</text:p>
          </table:table-cell>
          <table:table-cell office:value-type="string" calcext:value-type="string">
            <text:p>double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.sellerInfo</text:p>
            <text:p>  .sellerUserNam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.sellerInfo</text:p>
            <text:p>  .topRatedSeller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</text:p>
            <text:p>  .sellingStatus</text:p>
          </table:table-cell>
          <table:table-cell office:value-type="string" calcext:value-type="string">
            <text:p>SellingStatus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</text:p>
            <text:p>  .sellingStatus.bidCount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searchResult.item</text:p>
            <text:p>  .sellingStatus</text:p>
            <text:p>  .convertedCurrentPrice</text:p>
          </table:table-cell>
          <table:table-cell office:value-type="string" calcext:value-type="string">
            <text:p>Amount(double)</text:p>
          </table:table-cell>
          <table:table-cell/>
        </table:table-row>
        <table:table-row table:style-name="ro5">
          <table:table-cell table:number-columns-repeated="5"/>
          <table:table-cell office:value-type="string" calcext:value-type="string">
            <text:p>searchResult.item</text:p>
            <text:p>  .sellingStatus</text:p>
            <text:p>  .convertedCurrentPrice</text:p>
            <text:p>  [ attribute currencyId ]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</text:p>
            <text:p>  .sellingStatus.currentPrice</text:p>
          </table:table-cell>
          <table:table-cell office:value-type="string" calcext:value-type="string">
            <text:p>Amount(double)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searchResult.item</text:p>
            <text:p>  .sellingStatus.currentPrice</text:p>
            <text:p>  [ attribute currencyId ]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</text:p>
            <text:p>  .sellingStatus.sellingState</text:p>
          </table:table-cell>
          <table:table-cell office:value-type="string" calcext:value-type="string">
            <text:p>token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</text:p>
            <text:p>  .sellingStatus.timeLeft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earchResult.item.shippingInfo</text:p>
          </table:table-cell>
          <table:table-cell office:value-type="string" calcext:value-type="string">
            <text:p>ShippingInfo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.shippingInfo</text:p>
            <text:p>  .shippingServiceCost</text:p>
          </table:table-cell>
          <table:table-cell office:value-type="string" calcext:value-type="string">
            <text:p>Amount(double)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searchResult.item.shippingInfo</text:p>
            <text:p>  .shippingServiceCost</text:p>
            <text:p>  [ attribute currencyId ]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.shippingInfo</text:p>
            <text:p>  .shippingType</text:p>
          </table:table-cell>
          <table:table-cell office:value-type="string" calcext:value-type="string">
            <text:p>token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.shippingInfo</text:p>
            <text:p>  .shipToLocations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earchResult.item.storeInfo</text:p>
          </table:table-cell>
          <table:table-cell office:value-type="string" calcext:value-type="string">
            <text:p>Storefront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.storeInfo</text:p>
            <text:p>  .storeNam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.storeInfo</text:p>
            <text:p>  .storeURL</text:p>
          </table:table-cell>
          <table:table-cell office:value-type="string" calcext:value-type="string">
            <text:p>anyURI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earchResult.item.subtitl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earchResult.item.titl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</text:p>
            <text:p>  .topRatedListing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earchResult.item.unitPrice</text:p>
          </table:table-cell>
          <table:table-cell office:value-type="string" calcext:value-type="string">
            <text:p>UnitPriceInfo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.unitPrice</text:p>
            <text:p>  .quantity</text:p>
          </table:table-cell>
          <table:table-cell office:value-type="string" calcext:value-type="string">
            <text:p>double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earchResult.item.unitPrice</text:p>
            <text:p>  .typ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earchResult.item.viewItemURL</text:p>
          </table:table-cell>
          <table:table-cell office:value-type="string" calcext:value-type="string">
            <text:p>anyURI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imestamp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bay Shopping API</text:p>
          </table:table-cell>
          <table:table-cell office:value-type="string" calcext:value-type="string">
            <text:p>FindProduct :</text:p>
          </table:table-cell>
          <table:table-cell/>
          <table:table-cell table:number-columns-repeated="2" office:value-type="string" calcext:value-type="string">
            <text:p>XM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tegory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pproximatePages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mainNa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omainHistogram</text:p>
          </table:table-cell>
          <table:table-cell office:value-type="string" calcext:value-type="string">
            <text:p>DomainHistogramTyp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cludeSelect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omainHistogram.Domain</text:p>
          </table:table-cell>
          <table:table-cell office:value-type="string" calcext:value-type="string">
            <text:p>HistogramEntryTyp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xEntri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omainHistogram.Domain.Count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geNumb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omainHistogram.Domain.Nam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ductID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ProductIDType(string)</text:p>
          </table:table-cell>
          <table:table-cell office:value-type="string" calcext:value-type="string">
            <text:p>MoreResults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roductID</text:p>
            <text:p>  [ attribute type ]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ProductIDCodeType</text:p>
          </table:table-cell>
          <table:table-cell office:value-type="string" calcext:value-type="string">
            <text:p>PageNumber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ductSor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oductSortCodeType 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CatalogProductTyp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ueryKeywords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oduct.DetailsURL</text:p>
          </table:table-cell>
          <table:table-cell office:value-type="string" calcext:value-type="string">
            <text:p>anyUR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rtOrd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rtOrderCodeType</text:p>
          </table:table-cell>
          <table:table-cell office:value-type="string" calcext:value-type="string">
            <text:p>Product.DisplayStockPhotos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essage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oduct.DomainNam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Product.ItemSpecifics</text:p>
          </table:table-cell>
          <table:table-cell office:value-type="string" calcext:value-type="string">
            <text:p>NameValueListArrayType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Product.ItemSpecifics</text:p>
            <text:p>  .NameValueList</text:p>
          </table:table-cell>
          <table:table-cell office:value-type="string" calcext:value-type="string">
            <text:p>NameValueListType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Product.ItemSpecifics</text:p>
            <text:p>  .NameValueList.Nam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Product.ItemSpecifics</text:p>
            <text:p>  .NameValueList.Valu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Product.ProductID</text:p>
          </table:table-cell>
          <table:table-cell office:value-type="string" calcext:value-type="string">
            <text:p>ProductIDType(string)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Product.ProductID</text:p>
            <text:p>  [ attribute type ]</text:p>
          </table:table-cell>
          <table:table-cell office:value-type="string" calcext:value-type="string">
            <text:p>ProductIDCodeTyp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Product.ProductState</text:p>
          </table:table-cell>
          <table:table-cell office:value-type="string" calcext:value-type="string">
            <text:p>ProductStateCodeTyp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Product.ReviewCount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Product.StockPhotoURL</text:p>
          </table:table-cell>
          <table:table-cell office:value-type="string" calcext:value-type="string">
            <text:p>anyURI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Product.Titl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otalProducts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Ack</text:p>
          </table:table-cell>
          <table:table-cell office:value-type="string" calcext:value-type="string">
            <text:p>AckCodeTyp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uil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orrelationI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rrors</text:p>
          </table:table-cell>
          <table:table-cell office:value-type="string" calcext:value-type="string">
            <text:p>ErrorTyp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rrors.ErrorClassification</text:p>
          </table:table-cell>
          <table:table-cell office:value-type="string" calcext:value-type="string">
            <text:p>ErrorClassificationCodeTyp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rrors.ErrorCode</text:p>
          </table:table-cell>
          <table:table-cell office:value-type="string" calcext:value-type="string">
            <text:p>token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rrors.ErrorParameters</text:p>
          </table:table-cell>
          <table:table-cell office:value-type="string" calcext:value-type="string">
            <text:p>ErrorParameterType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Errors.ErrorParameters</text:p>
            <text:p>  [ attribute ParamID ]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rrors.ErrorParameters.Valu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rrors.LongMessag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rrors.SeverityCode</text:p>
          </table:table-cell>
          <table:table-cell office:value-type="string" calcext:value-type="string">
            <text:p>SeverityCodeTyp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rrors.ShortMessag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imestamp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bay Merchandising API</text:p>
          </table:table-cell>
          <table:table-cell office:value-type="string" calcext:value-type="string">
            <text:p>getMostWatchedItems</text:p>
          </table:table-cell>
          <table:table-cell/>
          <table:table-cell office:value-type="string" calcext:value-type="string">
            <text:p>XML</text:p>
          </table:table-cell>
          <table:table-cell/>
          <table:table-cell office:value-type="string" calcext:value-type="string">
            <text:p>XM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tegory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temRecommendations</text:p>
          </table:table-cell>
          <table:table-cell office:value-type="string" calcext:value-type="string">
            <text:p>ItemRecommendatio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ffili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ffiliate</text:p>
          </table:table-cell>
          <table:table-cell office:value-type="string" calcext:value-type="string">
            <text:p>itemRecommendations.item</text:p>
          </table:table-cell>
          <table:table-cell office:value-type="string" calcext:value-type="string">
            <text:p>Ite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ffiliate.custom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temRecommendations.item.bidCount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ffiliate.network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temRecommendations.item.buyItNowPrice</text:p>
          </table:table-cell>
          <table:table-cell office:value-type="string" calcext:value-type="string">
            <text:p>Amount(double)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affiliate.tracking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temRecommendations.item</text:p>
            <text:p>  .buyItNowPrice</text:p>
            <text:p>  [ attribute currencyId ]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maxResul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temRecommendations.item</text:p>
            <text:p>  .country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itemRecommendations.item</text:p>
            <text:p>  .currentPrice</text:p>
          </table:table-cell>
          <table:table-cell office:value-type="string" calcext:value-type="string">
            <text:p>Amount(double)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itemRecommendations.item</text:p>
            <text:p>  .currentPrice</text:p>
            <text:p>  [ attribute currencyId ]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itemRecommendations.item</text:p>
            <text:p>  .discountPriceInfo</text:p>
          </table:table-cell>
          <table:table-cell office:value-type="string" calcext:value-type="string">
            <text:p>DiscountPriceInfo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itemRecommendations.item</text:p>
            <text:p>  .discountPriceInfo</text:p>
            <text:p>  .originalRetailPrice</text:p>
          </table:table-cell>
          <table:table-cell office:value-type="string" calcext:value-type="string">
            <text:p>Amount(double)</text:p>
          </table:table-cell>
          <table:table-cell/>
        </table:table-row>
        <table:table-row table:style-name="ro5">
          <table:table-cell table:number-columns-repeated="5"/>
          <table:table-cell office:value-type="string" calcext:value-type="string">
            <text:p>itemRecommendations.item</text:p>
            <text:p>  .discountPriceInfo</text:p>
            <text:p>  .originalRetailPrice</text:p>
            <text:p>  [ attribute currencyId ]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itemRecommendations.item</text:p>
            <text:p>  .discountPriceInfo</text:p>
            <text:p>  .pricingTreatment</text:p>
          </table:table-cell>
          <table:table-cell office:value-type="string" calcext:value-type="string">
            <text:p>PriceTreatmentEnum 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itemRecommendations.item</text:p>
            <text:p>  .discountPriceInfo.soldOffEbay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itemRecommendations.item</text:p>
            <text:p>  .discountPriceInfo.soldOnEbay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itemRecommendations.item</text:p>
            <text:p>  .globalI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itemRecommendations.item</text:p>
            <text:p>  .imageURL</text:p>
          </table:table-cell>
          <table:table-cell office:value-type="string" calcext:value-type="string">
            <text:p>anyUR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itemRecommendations.item</text:p>
            <text:p>  .itemI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itemRecommendations.item</text:p>
            <text:p>  .originalPrice</text:p>
          </table:table-cell>
          <table:table-cell office:value-type="string" calcext:value-type="string">
            <text:p>Amount(double)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itemRecommendations.item</text:p>
            <text:p>  .originalPrice</text:p>
            <text:p>  [ attribute currencyId ]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itemRecommendations.item</text:p>
            <text:p>  .primaryCategoryI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itemRecommendations.item</text:p>
            <text:p>  .primaryCategoryNam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itemRecommendations.item</text:p>
            <text:p>  .shippingCost</text:p>
          </table:table-cell>
          <table:table-cell office:value-type="string" calcext:value-type="string">
            <text:p>Amount(double)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itemRecommendations.item</text:p>
            <text:p>  .shippingCost</text:p>
            <text:p>  [ attribute currencyId ]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itemRecommendations.item</text:p>
            <text:p>  .shippingTyp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itemRecommendations.item</text:p>
            <text:p>  .subtitl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itemRecommendations.item</text:p>
            <text:p>  .timeLeft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itemRecommendations.item.titl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itemRecommendations.item</text:p>
            <text:p>  .viewItemURL</text:p>
          </table:table-cell>
          <table:table-cell office:value-type="string" calcext:value-type="string">
            <text:p>anyUR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itemRecommendations.item</text:p>
            <text:p>  .watchCount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ack</text:p>
          </table:table-cell>
          <table:table-cell office:value-type="string" calcext:value-type="string">
            <text:p>AckValu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rrorMessage</text:p>
          </table:table-cell>
          <table:table-cell office:value-type="string" calcext:value-type="string">
            <text:p>ErrorMessag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rrorMessage.error</text:p>
          </table:table-cell>
          <table:table-cell office:value-type="string" calcext:value-type="string">
            <text:p>ErrorData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rrorMessage.error.category</text:p>
          </table:table-cell>
          <table:table-cell office:value-type="string" calcext:value-type="string">
            <text:p>ErrorCategory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rrorMessage.error.domain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rrorMessage.error.errorId</text:p>
          </table:table-cell>
          <table:table-cell office:value-type="string" calcext:value-type="string">
            <text:p>long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rrorMessage.error.exceptionId</text:p>
          </table:table-cell>
          <table:table-cell office:value-type="string" calcext:value-type="string">
            <text:p>token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rrorMessage.error.messag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rrorMessage.error.parameter</text:p>
          </table:table-cell>
          <table:table-cell office:value-type="string" calcext:value-type="string">
            <text:p>ErrorParameter(string)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errorMessage.error.parameter</text:p>
            <text:p>  [ attribute name ]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rrorMessage.error.severity</text:p>
          </table:table-cell>
          <table:table-cell office:value-type="string" calcext:value-type="string">
            <text:p>ErrorSeverity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rrorMessage.error.subdomain 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imestamp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Simplest-Shop</text:p>
          </table:table-cell>
          <table:table-cell office:value-type="string" calcext:value-type="string">
            <text:p>Amazon Product Advertising API</text:p>
          </table:table-cell>
          <table:table-cell office:value-type="string" calcext:value-type="string">
            <text:p>ItemSearch :</text:p>
          </table:table-cell>
          <table:table-cell table:number-columns-repeated="2"/>
          <table:table-cell office:value-type="string" calcext:value-type="string">
            <text:p>XML</text:p>
          </table:table-cell>
          <table:table-cell/>
          <table:table-cell table:style-name="ce2" office:value-type="string" calcext:value-type="string">
            <text:p><text:a xlink:href="https://docs.aws.amazon.com/AWSECommerceService/latest/DG/Welcome.html" xlink:type="simple">https://docs.aws.amazon.com/AWSECommerceService/latest/DG/Welcome.html</text:a>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ntainer for item information, including ASIN, DetailPageURL, ItemLinks, and ItemAttributes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rti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SIN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dienceRat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tailPageURL</text:p>
          </table:table-cell>
          <table:table-cell office:value-type="string" calcext:value-type="string">
            <text:p>The URL to the item detail page on Amazo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th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temLinks</text:p>
          </table:table-cell>
          <table:table-cell office:value-type="string" calcext:value-type="string">
            <text:p>Container for URLs, including Add To Wedding Registry, Add To Wishlist, All Customer Reviews, and All Offers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vailabil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temAttibutes</text:p>
          </table:table-cell>
          <table:table-cell office:value-type="string" calcext:value-type="string">
            <text:p>Container for information about an item, including brand, manufacturer, product group, and title.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Bra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reSearchResultsURL</text:p>
          </table:table-cell>
          <table:table-cell office:value-type="string" calcext:value-type="string">
            <text:p>The URL that displays the complete search results. Use these URLs to link back to the item on Amazon.</text:p>
            <text:p>Each URL is tagged with your Associate tag and contains tracking information to increase your hourly request limit as the sales you generate increas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rowseN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otalPages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mpos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otalResults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di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nduct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irect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cludeReviewsSumm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tem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eywor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nufactur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ximumPri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erchant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inimumPri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inPercentageOff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rchestr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w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ublish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latedItem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lattionshipType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earchInde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or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runcateReviewsA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ariation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sponsseGrou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 style:data-style-name="N2" text:time-value="13:34:06.4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e Debeddes</meta:initial-creator>
    <meta:creation-date>2019-06-07T12:46:24.339000000</meta:creation-date>
    <dc:date>2019-06-17T15:32:12.009000000</dc:date>
    <dc:creator>Alexandre Debeddes</dc:creator>
    <meta:editing-duration>PT2H36M4S</meta:editing-duration>
    <meta:editing-cycles>11</meta:editing-cycles>
    <meta:generator>LibreOffice/6.2.2.2$Windows_X86_64 LibreOffice_project/2b840030fec2aae0fd2658d8d4f9548af4e3518d</meta:generator>
    <meta:document-statistic meta:table-count="1" meta:cell-count="2283" meta:object-count="0"/>
  </office:meta>
</office:document-meta>
</file>